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 vu sans mono" fo:font-size="12pt" style:font-size-asian="12pt" style:font-size-complex="12pt"/>
    </style:style>
    <style:style style:name="P2" style:family="paragraph" style:parent-style-name="Standard">
      <style:text-properties style:font-name="Deja vu sans mono" fo:font-size="12pt" officeooo:rsid="00226de3" officeooo:paragraph-rsid="0026fe4f" style:font-size-asian="12pt" style:font-size-complex="12pt"/>
    </style:style>
    <style:style style:name="P3" style:family="paragraph" style:parent-style-name="Standard">
      <style:text-properties style:font-name="Deja vu sans mono" fo:font-size="12pt" officeooo:paragraph-rsid="0026fe4f" style:font-size-asian="12pt" style:font-size-complex="12pt"/>
    </style:style>
    <style:style style:name="P4" style:family="paragraph" style:parent-style-name="Standard">
      <style:text-properties style:font-name="Deja vu sans mono" fo:font-size="12pt" officeooo:rsid="0026fe4f" officeooo:paragraph-rsid="0026fe4f" style:font-size-asian="12pt" style:font-size-complex="12pt"/>
    </style:style>
    <style:style style:name="P5" style:family="paragraph" style:parent-style-name="Standard">
      <style:text-properties style:font-name="Deja vu sans mono" fo:font-size="12pt" officeooo:paragraph-rsid="00279f93" style:font-size-asian="12pt" style:font-size-complex="12pt"/>
    </style:style>
    <style:style style:name="P6" style:family="paragraph" style:parent-style-name="Standard">
      <style:text-properties style:font-name="Deja vu sans mono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 vu sans mono" fo:font-size="12pt" fo:font-weight="bold" officeooo:rsid="00226de3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Deja vu sans mono" fo:font-size="12pt" fo:font-weight="bold" officeooo:paragraph-rsid="0026fe4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Deja vu sans mono" fo:font-size="12pt" fo:font-weight="bold" officeooo:paragraph-rsid="00279f93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Deja vu sans mono" fo:font-size="12pt" officeooo:rsid="00226de3" officeooo:paragraph-rsid="001c828b" style:font-size-asian="12pt" style:font-size-complex="12pt"/>
    </style:style>
    <style:style style:name="P11" style:family="paragraph" style:parent-style-name="Heading_20_2">
      <style:text-properties style:font-name="Deja vu sans mono" fo:font-size="16pt" officeooo:rsid="0026fe4f" officeooo:paragraph-rsid="0026fe4f" style:font-size-asian="16pt" style:font-size-complex="16pt"/>
    </style:style>
    <style:style style:name="P12" style:family="paragraph" style:parent-style-name="Standard">
      <style:text-properties style:font-name="Deja vu sans mono" fo:font-size="12pt" officeooo:rsid="00280667" officeooo:paragraph-rsid="0026fe4f" style:font-size-asian="12pt" style:font-size-complex="12pt"/>
    </style:style>
    <style:style style:name="P13" style:family="paragraph" style:parent-style-name="Standard">
      <style:text-properties style:font-name="Deja vu sans mono" fo:font-size="12pt" officeooo:rsid="00279f93" officeooo:paragraph-rsid="00279f93" style:font-size-asian="12pt" style:font-size-complex="12pt"/>
    </style:style>
    <style:style style:name="T1" style:family="text">
      <style:text-properties officeooo:rsid="0026fe4f"/>
    </style:style>
    <style:style style:name="T2" style:family="text">
      <style:text-properties officeooo:rsid="00279f93"/>
    </style:style>
    <style:style style:name="T3" style:family="text">
      <style:text-properties officeooo:rsid="0028e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Marry me</text:h>
      <text:p text:style-name="P10"><text:span text:style-name="T1">2009 Train. </text:span><text:s/><text:tab/><text:tab/><text:tab/><text:tab/><text:tab/><text:tab/><text:tab/><text:span text:style-name="T3">87</text:span></text:p>
      <text:p text:style-name="P12">Intro: <text:s/>a/E <text:s/>Fsus2 <text:s/>a/E <text:s/>Fsus2 </text:p>
      <text:p text:style-name="P2"/>
      <text:p text:style-name="P2"><text:span text:style-name="T1">C <text:s text:c="20"/>Csus2/H <text:s text:c="8"/>G/H</text:span><text:line-break/>Forever can never be long enough for me<text:line-break/><text:span text:style-name="T1">a <text:s text:c="18"/>a7/G <text:s text:c="11"/>Fsus2</text:span><text:line-break/>Feel like I've had long enough with you</text:p>
      <text:p text:style-name="P2"><text:span text:style-name="T1">C <text:s text:c="20"/>Csus2/H <text:s text:c="10"/>G/H</text:span><text:line-break/>Forget the world now we won't let them see</text:p>
      <text:p text:style-name="P2"><text:span text:style-name="T1">a <text:s text:c="10"/>a7/G <text:s text:c="14"/>Fsus2</text:span><text:line-break/>But there's one thing left to do</text:p>
      <text:p text:style-name="P4">a/E <text:s text:c="21"/>Fsus2</text:p>
      <text:p text:style-name="P3">Now that the weight has lifted</text:p>
      <text:p text:style-name="P3"><text:span text:style-name="T1">a/E <text:s text:c="14"/>Fsus2</text:span><text:line-break/>Love has surely shifted my way</text:p>
      <text:p text:style-name="P8"/>
      <text:p text:style-name="P9"><text:span text:style-name="T2">C <text:s text:c="5"/>a7 G/H <text:s/>a7 <text:s/>a/G <text:s text:c="10"/>Fsus2</text:span><text:line-break/>Marry me - <text:s text:c="5"/>Today and every day</text:p>
      <text:p text:style-name="P9"><text:span text:style-name="T2">C <text:s text:c="5"/>a7 G/H <text:s text:c="7"/>a7 <text:s text:c="11"/>a/G <text:s text:c="9"/></text:span><text:line-break/>Marry me - <text:s text:c="5"/>If I ever get the nerve to say<text:line-break/> <text:s text:c="3"/><text:span text:style-name="T2">Fsus2</text:span><text:line-break/>Hello in this cafe</text:p>
      <text:p text:style-name="P9"><text:span text:style-name="T1"><text:s text:c="9"/>a/E <text:s/>Fsus2 <text:s text:c="2"/>a/E <text:s/>Fsus2 </text:span><text:line-break/>Say you will - <text:s text:c="7"/>Mm- <text:s/>hmm<text:line-break/><text:span text:style-name="T1"> <text:s text:c="8"/>a/E <text:s/>Fsus2 <text:s text:c="2"/>a/E <text:s/>Fsus2 </text:span><text:line-break/>Say you will - <text:s text:c="7"/>Mm- <text:s/>hmm</text:p>
      <text:p text:style-name="P3"/>
      <text:p text:style-name="P1">Together can never be close enough for me<text:line-break/>Feel like I am close enough to you<text:line-break/>You wear white and I'll wear out the words I love you<text:line-break/>And you're beautiful<text:line-break/>Now that the wait is over<text:line-break/>And love and has finally shown her my way<text:line-break/></text:p>
      <text:p text:style-name="P6"><text:tab/><text:span text:style-name="T1">Chorus</text:span></text:p>
      <text:p text:style-name="P1"/>
      <text:p text:style-name="P13">C9 <text:s text:c="4"/>D7sus4 <text:s text:c="18"/>C</text:p>
      <text:p text:style-name="P5">Promise me <text:s text:c="8"/>You'll always be <text:s text:c="4"/></text:p>
      <text:p text:style-name="P5"><text:s/><text:span text:style-name="T2"><text:s text:c="12"/>Gadd4/H</text:span><text:line-break/>Happy by my side<text:line-break/>I promise to<text:line-break/>Sing to you<text:line-break/>When all the music dies</text:p>
      <text:p text:style-name="P7"/>
      <text:p text:style-name="P7"><text:tab/><text:span text:style-name="T1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1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17-12-07T18:52:54.993282619</dc:date>
    <dc:creator>benutzer </dc:creator>
    <meta:editing-duration>PT7H26M4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6" meta:character-count="1213" meta:non-whitespace-character-count="717"/>
  </office:meta>
</office:document-meta>
</file>